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나눔 고딕" svg:font-family="'나눔 고딕'"/>
    <style:font-face style:name="Lucida Sans1" svg:font-family="'Lucida Sans'" style:font-family-generic="swiss"/>
    <style:font-face style:name="나눔고딕" svg:font-family="나눔고딕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3.203cm" style:rel-column-width="1816*"/>
    </style:style>
    <style:style style:name="표1.B" style:family="table-column">
      <style:table-column-properties style:column-width="13.797cm" style:rel-column-width="7822*"/>
    </style:style>
    <style:style style:name="표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6" style:family="table-row">
      <style:table-row-properties style:min-row-height="0.441cm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203cm" style:rel-column-width="1816*"/>
    </style:style>
    <style:style style:name="표2.B" style:family="table-column">
      <style:table-column-properties style:column-width="13.797cm" style:rel-column-width="7822*"/>
    </style:style>
    <style:style style:name="표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2.B1" style:family="table-cell">
      <style:table-cell-properties fo:padding="0.097cm" fo:border="0.002cm solid #000000"/>
    </style:style>
    <style:style style:name="표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6" style:family="table-row">
      <style:table-row-properties style:min-row-height="1.281cm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3.203cm" style:rel-column-width="1816*"/>
    </style:style>
    <style:style style:name="표3.B" style:family="table-column">
      <style:table-column-properties style:column-width="13.797cm" style:rel-column-width="7822*"/>
    </style:style>
    <style:style style:name="표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3.B1" style:family="table-cell">
      <style:table-cell-properties fo:padding="0.097cm" fo:border="0.002cm solid #000000"/>
    </style:style>
    <style:style style:name="표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6" style:family="table-row">
      <style:table-row-properties style:min-row-height="0.626cm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3.203cm" style:rel-column-width="1816*"/>
    </style:style>
    <style:style style:name="표4.B" style:family="table-column">
      <style:table-column-properties style:column-width="13.797cm" style:rel-column-width="7822*"/>
    </style:style>
    <style:style style:name="표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4.B1" style:family="table-cell">
      <style:table-cell-properties fo:padding="0.097cm" fo:border="0.002cm solid #000000"/>
    </style:style>
    <style:style style:name="표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6" style:family="table-row">
      <style:table-row-properties style:min-row-height="0.626cm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3.203cm" style:rel-column-width="1816*"/>
    </style:style>
    <style:style style:name="표5.B" style:family="table-column">
      <style:table-column-properties style:column-width="13.797cm" style:rel-column-width="7822*"/>
    </style:style>
    <style:style style:name="표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5.B1" style:family="table-cell">
      <style:table-cell-properties fo:padding="0.097cm" fo:border="0.002cm solid #000000"/>
    </style:style>
    <style:style style:name="표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6" style:family="table-row">
      <style:table-row-properties style:min-row-height="0.626cm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3.203cm" style:rel-column-width="1816*"/>
    </style:style>
    <style:style style:name="표6.B" style:family="table-column">
      <style:table-column-properties style:column-width="13.797cm" style:rel-column-width="7822*"/>
    </style:style>
    <style:style style:name="표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6.B1" style:family="table-cell">
      <style:table-cell-properties fo:padding="0.097cm" fo:border="0.002cm solid #000000"/>
    </style:style>
    <style:style style:name="표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6" style:family="table-row">
      <style:table-row-properties style:min-row-height="0.626cm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3.203cm" style:rel-column-width="1816*"/>
    </style:style>
    <style:style style:name="표7.B" style:family="table-column">
      <style:table-column-properties style:column-width="13.797cm" style:rel-column-width="7822*"/>
    </style:style>
    <style:style style:name="표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7.B1" style:family="table-cell">
      <style:table-cell-properties fo:padding="0.097cm" fo:border="0.002cm solid #000000"/>
    </style:style>
    <style:style style:name="표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6" style:family="table-row">
      <style:table-row-properties style:min-row-height="0.626cm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203cm" style:rel-column-width="1816*"/>
    </style:style>
    <style:style style:name="표8.B" style:family="table-column">
      <style:table-column-properties style:column-width="13.797cm" style:rel-column-width="7822*"/>
    </style:style>
    <style:style style:name="표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8.B1" style:family="table-cell">
      <style:table-cell-properties fo:padding="0.097cm" fo:border="0.002cm solid #000000"/>
    </style:style>
    <style:style style:name="표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6" style:family="table-row">
      <style:table-row-properties style:min-row-height="0.626cm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3.203cm" style:rel-column-width="1816*"/>
    </style:style>
    <style:style style:name="표9.B" style:family="table-column">
      <style:table-column-properties style:column-width="13.797cm" style:rel-column-width="7822*"/>
    </style:style>
    <style:style style:name="표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9.B1" style:family="table-cell">
      <style:table-cell-properties fo:padding="0.097cm" fo:border="0.002cm solid #000000"/>
    </style:style>
    <style:style style:name="표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6" style:family="table-row">
      <style:table-row-properties style:min-row-height="0.626cm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203cm" style:rel-column-width="1816*"/>
    </style:style>
    <style:style style:name="표10.B" style:family="table-column">
      <style:table-column-properties style:column-width="13.797cm" style:rel-column-width="7822*"/>
    </style:style>
    <style:style style:name="표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10.B1" style:family="table-cell">
      <style:table-cell-properties fo:padding="0.097cm" fo:border="0.002cm solid #000000"/>
    </style:style>
    <style:style style:name="표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6" style:family="table-row">
      <style:table-row-properties style:min-row-height="0.626cm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3.203cm" style:rel-column-width="1816*"/>
    </style:style>
    <style:style style:name="표11.B" style:family="table-column">
      <style:table-column-properties style:column-width="13.797cm" style:rel-column-width="7822*"/>
    </style:style>
    <style:style style:name="표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11.B1" style:family="table-cell">
      <style:table-cell-properties fo:padding="0.097cm" fo:border="0.002cm solid #000000"/>
    </style:style>
    <style:style style:name="표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6" style:family="table-row">
      <style:table-row-properties style:min-row-height="0.626cm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3.203cm" style:rel-column-width="1816*"/>
    </style:style>
    <style:style style:name="표12.B" style:family="table-column">
      <style:table-column-properties style:column-width="13.797cm" style:rel-column-width="7822*"/>
    </style:style>
    <style:style style:name="표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12.B1" style:family="table-cell">
      <style:table-cell-properties fo:padding="0.097cm" fo:border="0.002cm solid #000000"/>
    </style:style>
    <style:style style:name="표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6" style:family="table-row">
      <style:table-row-properties style:min-row-height="0.626cm"/>
    </style:style>
    <style:style style:name="P1" style:family="paragraph" style:parent-style-name="Table_20_Contents">
      <style:text-properties style:font-name="나눔고딕" fo:font-size="10pt" style:font-name-asian="나눔고딕" style:font-size-asian="10pt" style:language-asian="ko" style:country-asian="KR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나눔고딕" fo:font-size="10pt" style:font-name-asian="나눔고딕" style:font-size-asian="10pt" style:language-asian="ko" style:country-asian="KR" style:font-size-complex="10pt"/>
    </style:style>
    <style:style style:name="P3" style:family="paragraph" style:parent-style-name="Table_20_Contents">
      <style:text-properties style:font-name="나눔고딕" fo:font-size="10pt" style:font-name-asian="나눔고딕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나눔 고딕" fo:font-size="10pt" style:font-name-asian="나눔 고딕" style:font-size-asian="10pt" style:language-asian="ko" style:country-asian="KR" style:font-size-complex="10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list-style-name="L5">
      <style:text-properties fo:font-size="8pt" style:font-size-asian="8pt" style:font-size-complex="8pt"/>
    </style:style>
    <style:style style:name="P7" style:family="paragraph" style:parent-style-name="Standard">
      <style:text-properties fo:font-size="8pt" style:font-name-asian="나눔고딕" style:font-size-asian="8pt" style:font-size-complex="8pt"/>
    </style:style>
    <style:style style:name="P8" style:family="paragraph" style:parent-style-name="Standard" style:list-style-name="L6">
      <style:text-properties fo:font-size="12pt" style:font-name-asian="나눔고딕" style:font-size-asian="12pt" style:font-size-complex="12pt"/>
    </style:style>
    <style:style style:name="P9" style:family="paragraph" style:parent-style-name="Standard" style:list-style-name="L7">
      <style:text-properties fo:font-size="12pt" style:font-name-asian="나눔고딕" style:font-size-asian="12pt" style:font-size-complex="12pt"/>
    </style:style>
    <style:style style:name="P10" style:family="paragraph" style:parent-style-name="Standard" style:list-style-name="L5">
      <style:text-properties style:font-name="나눔 고딕" style:font-name-asian="나눔 고딕"/>
    </style:style>
    <style:style style:name="P11" style:family="paragraph" style:parent-style-name="Standard" style:list-style-name="L4">
      <style:text-properties style:font-name="나눔고딕" style:font-name-asian="나눔고딕"/>
    </style:style>
    <style:style style:name="P12" style:family="paragraph" style:parent-style-name="Standard" style:list-style-name="L2">
      <style:text-properties style:font-name="나눔고딕" style:font-name-asian="나눔고딕"/>
    </style:style>
    <style:style style:name="P13" style:family="paragraph" style:parent-style-name="Standard" style:list-style-name="L3">
      <style:text-properties style:font-name="나눔고딕" style:font-name-asian="나눔고딕"/>
    </style:style>
    <style:style style:name="T1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03537057071454325" text:style-name="L3">
        <text:list-item>
          <text:p text:style-name="P13"><text:span text:style-name="T1">회원가입 Use case 명세서</text:span></text:p>
        </text:list-item>
      </text:list>
      <text:p text:style-name="P5"><text:span text:style-name="T1"/>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">유스케이스 명</text:p>
          </table:table-cell>
          <table:table-cell table:style-name="표1.B1" office:value-type="string">
            <text:p text:style-name="P1"><text:s/>회원가입 </text:p>
          </table:table-cell>
        </table:table-row>
        <table:table-row>
          <table:table-cell table:style-name="표1.A2" office:value-type="string">
            <text:p text:style-name="P2">개요</text:p>
          </table:table-cell>
          <table:table-cell table:style-name="표1.B2" office:value-type="string">
            <text:p text:style-name="P4"><text:s/>사용자는 사이트에 정보를 입력하고 회원 가입한다.</text:p>
          </table:table-cell>
        </table:table-row>
        <table:table-row>
          <table:table-cell table:style-name="표1.A2" office:value-type="string">
            <text:p text:style-name="P2">관련 액터</text:p>
          </table:table-cell>
          <table:table-cell table:style-name="표1.B2" office:value-type="string">
            <text:p text:style-name="P1"><text:s/>사용자</text:p>
          </table:table-cell>
        </table:table-row>
        <table:table-row>
          <table:table-cell table:style-name="표1.A2" office:value-type="string">
            <text:p text:style-name="P2">선행 조건</text:p>
          </table:table-cell>
          <table:table-cell table:style-name="표1.B2" office:value-type="string">
            <text:p text:style-name="P1"><text:s/>회원에 가입이 되어 있지 않아야 한다.</text:p>
          </table:table-cell>
        </table:table-row>
        <table:table-row>
          <table:table-cell table:style-name="표1.A2" office:value-type="string">
            <text:p text:style-name="P2">기본흐름</text:p>
          </table:table-cell>
          <table:table-cell table:style-name="표1.B2" office:value-type="string">
            <text:p text:style-name="P1"><text:s/>기본흐름</text:p>
            <text:p text:style-name="P1"><text:s/>1. 사용자는 회원가입 버튼으로 회원가입 화면을 요청한다.</text:p>
            <text:p text:style-name="P1"/>
            <text:p text:style-name="P1"><text:s/>2. 시스템은 회원가입 초기 화면을 보여준다. </text:p>
            <text:p text:style-name="P1"/>
            <text:p text:style-name="P1"><text:s/>3. 사용자는 약관 동의와 회원의 종류를 선택한다.</text:p>
            <text:p text:style-name="P1"/>
            <text:p text:style-name="P1"><text:s/>4. 시스템은 회원 종류를 확인하고 회원가입 페이지를 보여준다. </text:p>
            <text:p text:style-name="P1"/>
            <text:p text:style-name="P1"><text:s/>5. 사용자는 아이디를 입력한다.</text:p>
            <text:p text:style-name="P1"/>
            <text:p text:style-name="P1"><text:s/>6. 사용자는 아이디 중복 확인 버튼을 선택한다. </text:p>
            <text:p text:style-name="P1"/>
            <text:p text:style-name="P1"><text:s/>7. 시스템은 입력한 정보를 데이터 베이스(이하 DB)에서 확인하고 사용 여부를 알려준다.</text:p>
            <text:p text:style-name="P1"/>
            <text:p text:style-name="P1"><text:s/>8. 사용자는 비밀번호, 비밀번호 재입력 , 이메일, 전화번호, 주소 및 회원 종류 별 <text:line-break/> <text:s text:c="4"/>부가 정보를 입력한다.</text:p>
            <text:p text:style-name="P1"><text:s/></text:p>
            <text:p text:style-name="P1"><text:s/>9. 사용자는 가입하기 버튼을 선택한다. </text:p>
            <text:p text:style-name="P1"/>
            <text:p text:style-name="P1"><text:s/>10. 시스템은 입력 정보를 확인한다. </text:p>
            <text:p text:style-name="P1"/>
            <text:p text:style-name="P1"><text:s/>11. 시스템은 입력 정보를 DB에 입력한다. </text:p>
            <text:p text:style-name="P1"/>
            <text:p text:style-name="P1"><text:s/>12. 시스템은 회원 가입 성공 화면을 보여준다.</text:p>
          </table:table-cell>
        </table:table-row>
        <table:table-row table:style-name="표1.6">
          <table:table-cell table:style-name="표1.A2" office:value-type="string">
            <text:p text:style-name="P2">대체흐름</text:p>
          </table:table-cell>
          <table:table-cell table:style-name="표1.B2" office:value-type="string">
            <text:p text:style-name="P1"><text:s/>4-A. 사용자가 회원 종류를 선택하면 아래와 같은 입력창을 회원 별로 보여준다.</text:p>
            <text:p text:style-name="P1"><text:s text:c="9"/>일반인 : <text:s/>닉네임, 체형 목표치 pt 희망여부 pt희망시간</text:p>
            <text:p text:style-name="P1"><text:s text:c="9"/>트레이너 : 닉네임, 이름, 프로필 사진, 경력, 소속시설, 소개글</text:p>
            <text:p text:style-name="P1"><text:s text:c="9"/>시설 : 시설명, 주소, 사업자 번호</text:p>
            <text:p text:style-name="P1"><text:s/>8-A. 입력된 비밀번호와 비밀번호 재입력이 일치 여부에 따라 <text:s/>다음과 같은 메시지를 <text:line-break/> <text:s text:c="8"/>입력란 밑에 보여준다. </text:p>
            <text:p text:style-name="P1"><text:s text:c="9"/>일치 하는 경우 : “비밀번호가 일치 합니다.”</text:p>
            <text:p text:style-name="P1"><text:s text:c="9"/>일치 하지 않을 경우 : “비밀번호가 일치하지 않습니다.”</text:p>
            <text:p text:style-name="P1"><text:s/>10-A. 입력 사항 중 미입력 사항이 존재하면 재입력을 요청한다.</text:p>
            <text:p text:style-name="P1"><text:s/>10-B. 아이디와 비밀번호는 다음과 같은 규칙을 지켜야 한다.</text:p>
            <text:p text:style-name="P1"><text:s text:c="11"/>아이디 : 영문자 숫자 조합의 8 ~ 13자리 </text:p>
            <text:p text:style-name="P1"><text:s text:c="11"/>비밀번호 : 최소 1개의 숫자 혹은 특수 문자를 포함해야 함 8 ~ 20 자리</text:p>
            <text:p text:style-name="P1"><text:s text:c="11"/>그렇지 않은 경우 재입력을 요청한다. </text:p>
            <text:p text:style-name="P1"><text:s/>10-D. 이메일의 규칙은 다음과 같은 규칙을 지켜야 한다.</text:p>
            <text:p text:style-name="P1"><text:s text:c="11"/>이메일 : 영문과 숫자의 조합</text:p>
            <text:p text:style-name="P1"><text:soft-page-break/><text:s/>10-F. 아이디 중복 확인을 하지 않은 경우 중복 확인을 요청한다.</text:p>
          </table:table-cell>
        </table:table-row>
        <table:table-row>
          <table:table-cell table:style-name="표1.A2" office:value-type="string">
            <text:p text:style-name="P2">예외흐름</text:p>
          </table:table-cell>
          <table:table-cell table:style-name="표1.B2" office:value-type="string">
            <text:p text:style-name="P1"><text:s/>11-A. 데이터베이스에 접속이 원활하지 않으면 에러 페이지로 화면을 이동 시킨다. </text:p>
          </table:table-cell>
        </table:table-row>
        <table:table-row>
          <table:table-cell table:style-name="표1.A2" office:value-type="string">
            <text:p text:style-name="P2">후행조건</text:p>
          </table:table-cell>
          <table:table-cell table:style-name="표1.B2" office:value-type="string">
            <text:p text:style-name="P1"><text:s/>사용자는 입력한 회원 정보로 로그인 할 수 있다</text:p>
          </table:table-cell>
        </table:table-row>
        <table:table-row>
          <table:table-cell table:style-name="표1.A2" office:value-type="string">
            <text:p text:style-name="P2">특이사항</text:p>
          </table:table-cell>
          <table:table-cell table:style-name="표1.B2" office:value-type="string">
            <text:p text:style-name="P3"><text:s/><text:span text:style-name="T1">해당없음</text:span></text:p>
          </table:table-cell>
        </table:table-row>
      </table:table>
      <text:p text:style-name="P5"/>
      <text:list xml:id="list3329106291478834112" text:style-name="L2">
        <text:list-item>
          <text:p text:style-name="P12"><text:span text:style-name="T1">로그인 Use csae 명세서</text:span></text:p>
        </text:list-item>
      </text:list>
      <text:p text:style-name="P5"><text:span text:style-name="T1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2">유스케이스 명</text:p>
          </table:table-cell>
          <table:table-cell table:style-name="표2.B1" office:value-type="string">
            <text:p text:style-name="P1"><text:s/>로그인 </text:p>
          </table:table-cell>
        </table:table-row>
        <table:table-row>
          <table:table-cell table:style-name="표2.A2" office:value-type="string">
            <text:p text:style-name="P2">개요</text:p>
          </table:table-cell>
          <table:table-cell table:style-name="표2.B2" office:value-type="string">
            <text:p text:style-name="P4"><text:s/>사용자는 등록된 아이디와 비밀번호를 입력하고 사이트에 로그인 한다</text:p>
          </table:table-cell>
        </table:table-row>
        <table:table-row>
          <table:table-cell table:style-name="표2.A2" office:value-type="string">
            <text:p text:style-name="P2">관련 액터</text:p>
          </table:table-cell>
          <table:table-cell table:style-name="표2.B2" office:value-type="string">
            <text:p text:style-name="P1"><text:s/>사용자</text:p>
          </table:table-cell>
        </table:table-row>
        <table:table-row>
          <table:table-cell table:style-name="표2.A2" office:value-type="string">
            <text:p text:style-name="P2">선행 조건</text:p>
          </table:table-cell>
          <table:table-cell table:style-name="표2.B2" office:value-type="string">
            <text:p text:style-name="P1"><text:s/>회원가입한 상태여야 한다.</text:p>
          </table:table-cell>
        </table:table-row>
        <table:table-row>
          <table:table-cell table:style-name="표2.A2" office:value-type="string">
            <text:p text:style-name="P2">기본흐름</text:p>
          </table:table-cell>
          <table:table-cell table:style-name="표2.B2" office:value-type="string">
            <text:p text:style-name="P1"><text:s/>기본흐름</text:p>
            <text:p text:style-name="P1"><text:s/>1. 사용자는 시스템에 로그인 화면을 요청한다.</text:p>
            <text:p text:style-name="P1"/>
            <text:p text:style-name="P1"><text:s/>2. 사용자는 아이디와 비밀번호를 입력한다.</text:p>
            <text:p text:style-name="P1"/>
            <text:p text:style-name="P1"><text:s/>3. 사용자는 로그인 버튼을 누른다. </text:p>
            <text:p text:style-name="P1"/>
            <text:p text:style-name="P1"><text:s/>4. 시스템은 사용자의 정보를 확인한다. </text:p>
            <text:p text:style-name="P1"/>
            <text:p text:style-name="P1"><text:s/>5. 시스템은 정보가 맞으면 메인화면으로 이동 시킨다. </text:p>
          </table:table-cell>
        </table:table-row>
        <table:table-row table:style-name="표2.6">
          <table:table-cell table:style-name="표2.A2" office:value-type="string">
            <text:p text:style-name="P2">대체흐름</text:p>
          </table:table-cell>
          <table:table-cell table:style-name="표2.B2" office:value-type="string">
            <text:p text:style-name="P1"><text:s/>1-A. 회원만 사용할 수 있는 기능을 선택한 경우 자동으로 로그인 화면으로 이동시킨다.</text:p>
            <text:p text:style-name="P1"/>
            <text:p text:style-name="P1"><text:s/>3-A. ID , 비밀번호 중 미입력된 사항에 대해서 재입력을 요청한다.</text:p>
            <text:p text:style-name="P1"/>
            <text:p text:style-name="P1"><text:s/>4-A. 데이터베이스 회원 정보가 없는 경우 재입력을 요청한다.</text:p>
          </table:table-cell>
        </table:table-row>
        <table:table-row>
          <table:table-cell table:style-name="표2.A2" office:value-type="string">
            <text:p text:style-name="P2">예외흐름</text:p>
          </table:table-cell>
          <table:table-cell table:style-name="표2.B2" office:value-type="string">
            <text:p text:style-name="P1"><text:s/>3-A. 데이터베이스에 접속이 원활하지 않으면 에러 페이지로 화면을 이동 시킨다. </text:p>
          </table:table-cell>
        </table:table-row>
        <table:table-row>
          <table:table-cell table:style-name="표2.A2" office:value-type="string">
            <text:p text:style-name="P2">후행조건</text:p>
          </table:table-cell>
          <table:table-cell table:style-name="표2.B2" office:value-type="string">
            <text:p text:style-name="P1"><text:s/>사용자는 시스템이 로그인이 되어, 시스템의 기능을 이용할 수 있다.</text:p>
          </table:table-cell>
        </table:table-row>
        <table:table-row>
          <table:table-cell table:style-name="표2.A2" office:value-type="string">
            <text:p text:style-name="P2">특이사항</text:p>
          </table:table-cell>
          <table:table-cell table:style-name="표2.B2" office:value-type="string">
            <text:p text:style-name="P1"><text:s/>해당없음.</text:p>
          </table:table-cell>
        </table:table-row>
      </table:table>
      <text:p text:style-name="P5"/>
      <text:list xml:id="list5627815465149404842" text:style-name="L4">
        <text:list-item>
          <text:p text:style-name="P11"><text:span text:style-name="T1">로그아웃 Use case 명세서</text:span></text:p>
        </text:list-item>
      </text:list>
      <text:p text:style-name="P5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">유스케이스 명</text:p>
          </table:table-cell>
          <table:table-cell table:style-name="표3.B1" office:value-type="string">
            <text:p text:style-name="P1"><text:s/>로그아웃 </text:p>
          </table:table-cell>
        </table:table-row>
        <table:table-row>
          <table:table-cell table:style-name="표3.A2" office:value-type="string">
            <text:p text:style-name="P2">개요</text:p>
          </table:table-cell>
          <table:table-cell table:style-name="표3.B2" office:value-type="string">
            <text:p text:style-name="P4"><text:s/>사용자는 사이트에서 로그아웃 할 수 있습니다.</text:p>
          </table:table-cell>
        </table:table-row>
        <table:table-row>
          <table:table-cell table:style-name="표3.A2" office:value-type="string">
            <text:p text:style-name="P2">관련 액터</text:p>
          </table:table-cell>
          <table:table-cell table:style-name="표3.B2" office:value-type="string">
            <text:p text:style-name="P1"><text:s/>사용자</text:p>
          </table:table-cell>
        </table:table-row>
        <table:table-row>
          <table:table-cell table:style-name="표3.A2" office:value-type="string">
            <text:p text:style-name="P2">선행 조건</text:p>
          </table:table-cell>
          <table:table-cell table:style-name="표3.B2" office:value-type="string">
            <text:p text:style-name="P1"><text:s/>사이트에 로그인한 상태여야 한다.</text:p>
          </table:table-cell>
        </table:table-row>
        <table:table-row>
          <table:table-cell table:style-name="표3.A2" office:value-type="string">
            <text:p text:style-name="P2">기본흐름</text:p>
          </table:table-cell>
          <table:table-cell table:style-name="표3.B2" office:value-type="string">
            <text:p text:style-name="P1"><text:s/>기본흐름 </text:p>
            <text:p text:style-name="P1"><text:s/>1. 사용자는 로그아웃 버튼을 선택한다. </text:p>
            <text:p text:style-name="P1"/>
            <text:p text:style-name="P1"><text:s/>2. 시스템은 세션 설정을 해제한다.</text:p>
            <text:p text:style-name="P1"/>
            <text:p text:style-name="P1"><text:s/>3. 시스템은 메인 페이지로 이동 시킨다.</text:p>
          </table:table-cell>
        </table:table-row>
        <text:soft-page-break/>
        <table:table-row table:style-name="표3.6">
          <table:table-cell table:style-name="표3.A2" office:value-type="string">
            <text:p text:style-name="P2">대체흐름</text:p>
          </table:table-cell>
          <table:table-cell table:style-name="표3.B2" office:value-type="string">
            <text:p text:style-name="P1"><text:s/>해당없음</text:p>
          </table:table-cell>
        </table:table-row>
        <table:table-row>
          <table:table-cell table:style-name="표3.A2" office:value-type="string">
            <text:p text:style-name="P2">예외흐름</text:p>
          </table:table-cell>
          <table:table-cell table:style-name="표3.B2" office:value-type="string">
            <text:p text:style-name="P1"><text:s/>1-A. 접속이 원활하지 않으면 에러페이지로 이동 시킨다.</text:p>
          </table:table-cell>
        </table:table-row>
        <table:table-row>
          <table:table-cell table:style-name="표3.A2" office:value-type="string">
            <text:p text:style-name="P2">후행조건</text:p>
          </table:table-cell>
          <table:table-cell table:style-name="표3.B2" office:value-type="string">
            <text:p text:style-name="P1"><text:s/>해당없음</text:p>
          </table:table-cell>
        </table:table-row>
        <table:table-row>
          <table:table-cell table:style-name="표3.A2" office:value-type="string">
            <text:p text:style-name="P2">특이사항</text:p>
          </table:table-cell>
          <table:table-cell table:style-name="표3.B2" office:value-type="string">
            <text:p text:style-name="P1"><text:s/>해당없음</text:p>
          </table:table-cell>
        </table:table-row>
      </table:table>
      <text:list xml:id="list7948550023243642731" text:style-name="L5">
        <text:list-header>
          <text:p text:style-name="P6"><text:span text:style-name="T1"/></text:p>
        </text:list-header>
        <text:list-item>
          <text:p text:style-name="P10"><text:span text:style-name="T1">아이디 찾기 Use case 명세서</text:span></text:p>
        </text:list-item>
      </text:list>
      <text:p text:style-name="P5"><text:span text:style-name="T1"/></text:p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">유스케이스 명</text:p>
          </table:table-cell>
          <table:table-cell table:style-name="표4.B1" office:value-type="string">
            <text:p text:style-name="P1"><text:s/>아이디 찾기 </text:p>
          </table:table-cell>
        </table:table-row>
        <table:table-row>
          <table:table-cell table:style-name="표4.A2" office:value-type="string">
            <text:p text:style-name="P2">개요</text:p>
          </table:table-cell>
          <table:table-cell table:style-name="표4.B2" office:value-type="string">
            <text:p text:style-name="P4"><text:s/>사용자는 사이트에 등록한 아이디를 모를 경우 등록된 아이디를 찾는다.</text:p>
          </table:table-cell>
        </table:table-row>
        <table:table-row>
          <table:table-cell table:style-name="표4.A2" office:value-type="string">
            <text:p text:style-name="P2">관련 액터</text:p>
          </table:table-cell>
          <table:table-cell table:style-name="표4.B2" office:value-type="string">
            <text:p text:style-name="P1"><text:s/>사용자</text:p>
          </table:table-cell>
        </table:table-row>
        <table:table-row>
          <table:table-cell table:style-name="표4.A2" office:value-type="string">
            <text:p text:style-name="P2">선행 조건</text:p>
          </table:table-cell>
          <table:table-cell table:style-name="표4.B2" office:value-type="string">
            <text:p text:style-name="P1"><text:s/>사이트에 회원가입 한 상태여야 한다.</text:p>
          </table:table-cell>
        </table:table-row>
        <table:table-row>
          <table:table-cell table:style-name="표4.A2" office:value-type="string">
            <text:p text:style-name="P2">기본흐름</text:p>
          </table:table-cell>
          <table:table-cell table:style-name="표4.B2" office:value-type="string">
            <text:p text:style-name="P1"><text:s/>기본흐름 </text:p>
            <text:p text:style-name="P1"><text:s/>1. 사용자는 아이디 찾기 버튼을 선택해 해당 페이지를 요청한다.. </text:p>
            <text:p text:style-name="P1"/>
            <text:p text:style-name="P1"><text:s/>2. 시스템은 아이디 찾기 페이지를 보여준다.</text:p>
            <text:p text:style-name="P1"/>
            <text:p text:style-name="P1"><text:s/>3. 사용자는 회원가입 시 입력한 이름과 이메일을 입력한다.</text:p>
            <text:p text:style-name="P1"/>
            <text:p text:style-name="P1"><text:s/>4. 사용자는 아이디 조회 버튼을 선택한다.</text:p>
            <text:p text:style-name="P1"/>
            <text:p text:style-name="P1"><text:s/>5. 시스템은 입력된 정보를 확인하고 DB에서 아이디를 조회하고 결과 페이지를 보여준다.</text:p>
            <text:p text:style-name="P1"/>
            <text:p text:style-name="P1"><text:s/>6. 시스템은 조회한 정보로 ID 존재 여부와 해당 아이디를 보여준다. </text:p>
          </table:table-cell>
        </table:table-row>
        <table:table-row table:style-name="표4.6">
          <table:table-cell table:style-name="표4.A2" office:value-type="string">
            <text:p text:style-name="P2">대체흐름</text:p>
          </table:table-cell>
          <table:table-cell table:style-name="표4.B2" office:value-type="string">
            <text:p text:style-name="P1"><text:s/>3-A. 이메일 입력 시 규칙에 위배되면 경고창으로 재입력을 요청한다. </text:p>
            <text:p text:style-name="P1"/>
            <text:p text:style-name="P1"><text:s/>5-A. 미입력된 사항에 대하여 재입력을 요청한다. </text:p>
          </table:table-cell>
        </table:table-row>
        <table:table-row>
          <table:table-cell table:style-name="표4.A2" office:value-type="string">
            <text:p text:style-name="P2">예외흐름</text:p>
          </table:table-cell>
          <table:table-cell table:style-name="표4.B2" office:value-type="string">
            <text:p text:style-name="P1"><text:s/>1-A. 접속이 원활하지 않으면 에러페이지로 이동 시킨다.</text:p>
          </table:table-cell>
        </table:table-row>
        <table:table-row>
          <table:table-cell table:style-name="표4.A2" office:value-type="string">
            <text:p text:style-name="P2">후행조건</text:p>
          </table:table-cell>
          <table:table-cell table:style-name="표4.B2" office:value-type="string">
            <text:p text:style-name="P1"><text:s/>해당없음</text:p>
          </table:table-cell>
        </table:table-row>
        <table:table-row>
          <table:table-cell table:style-name="표4.A2" office:value-type="string">
            <text:p text:style-name="P2">특이사항</text:p>
          </table:table-cell>
          <table:table-cell table:style-name="표4.B2" office:value-type="string">
            <text:p text:style-name="P1"><text:s/>해당없음</text:p>
          </table:table-cell>
        </table:table-row>
      </table:table>
      <text:p text:style-name="P5"/>
      <text:list xml:id="list4035903091099095677" text:style-name="L6">
        <text:list-item>
          <text:p text:style-name="P8"><text:span text:style-name="T1">로그아웃 Use case 명세서</text:span></text:p>
        </text:list-item>
      </text:list>
      <text:p text:style-name="P7"><text:span text:style-name="T1"/>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2">유스케이스 명</text:p>
          </table:table-cell>
          <table:table-cell table:style-name="표5.B1" office:value-type="string">
            <text:p text:style-name="P1"><text:s/>비밀번호 찾기 </text:p>
          </table:table-cell>
        </table:table-row>
        <table:table-row>
          <table:table-cell table:style-name="표5.A2" office:value-type="string">
            <text:p text:style-name="P2">개요</text:p>
          </table:table-cell>
          <table:table-cell table:style-name="표5.B2" office:value-type="string">
            <text:p text:style-name="P4"><text:s/>사용자는 사이트에 등록한 비밀번호를 모를 경우 등록된 아이디를 찾는다.</text:p>
          </table:table-cell>
        </table:table-row>
        <table:table-row>
          <table:table-cell table:style-name="표5.A2" office:value-type="string">
            <text:p text:style-name="P2">관련 액터</text:p>
          </table:table-cell>
          <table:table-cell table:style-name="표5.B2" office:value-type="string">
            <text:p text:style-name="P1"><text:s/>사용자</text:p>
          </table:table-cell>
        </table:table-row>
        <table:table-row>
          <table:table-cell table:style-name="표5.A2" office:value-type="string">
            <text:p text:style-name="P2">선행 조건</text:p>
          </table:table-cell>
          <table:table-cell table:style-name="표5.B2" office:value-type="string">
            <text:p text:style-name="P1"><text:s/>사이트에 회원가입 한 상태여야 한다.</text:p>
          </table:table-cell>
        </table:table-row>
        <table:table-row>
          <table:table-cell table:style-name="표5.A2" office:value-type="string">
            <text:p text:style-name="P2">기본흐름</text:p>
          </table:table-cell>
          <table:table-cell table:style-name="표5.B2" office:value-type="string">
            <text:p text:style-name="P1"><text:s/>기본흐름 </text:p>
            <text:p text:style-name="P1"><text:s/>1. 사용자는 비밀번호 찾기 버튼을 선택해 해당 페이지를 요청한다.. </text:p>
            <text:p text:style-name="P1"/>
            <text:p text:style-name="P1"><text:s/>2. 시스템은 비밀번호 찾기 페이지를 보여준다.</text:p>
            <text:p text:style-name="P1"/>
            <text:p text:style-name="P1"><text:s/>3. 사용자는 회원가입 시 입력한 이름과 아이디, 이메일을 입력한다.</text:p>
            <text:p text:style-name="P1"><text:soft-page-break/></text:p>
            <text:p text:style-name="P1"><text:s/>4. 사용자는 비밀번호 조회 버튼을 선택한다.</text:p>
            <text:p text:style-name="P1"/>
            <text:p text:style-name="P1"><text:s/>5. 시스템은 입력된 정보를 확인하고 DB에서 결과를 조회하고 결과 페이지를 보여준다.</text:p>
            <text:p text:style-name="P1"><text:s/>6. 시스템은 입력받은 이메일로 임의로 비밀번호를 만들어 메일을 보낸다. </text:p>
          </table:table-cell>
        </table:table-row>
        <table:table-row table:style-name="표5.6">
          <table:table-cell table:style-name="표5.A2" office:value-type="string">
            <text:p text:style-name="P2">대체흐름</text:p>
          </table:table-cell>
          <table:table-cell table:style-name="표5.B2" office:value-type="string">
            <text:p text:style-name="P1"><text:s/>3-A. 이메일 입력 시 규칙에 위배되면 경고창으로 재입력을 요청한다. </text:p>
            <text:p text:style-name="P1"><text:s/>5-A. 미입력된 사항에 대하여 재입력을 요청한다. </text:p>
            <text:p text:style-name="P1"><text:s/>5-B. 입력된 정보가 DB 조회 결과 없을 경우 결과 페이지에 아래와 같은 메시지를 보여준다.</text:p>
            <text:p text:style-name="P1"><text:s text:c="9"/>메시지 : “해당 정보로 가입된 회원은 없습니다.”</text:p>
          </table:table-cell>
        </table:table-row>
        <table:table-row>
          <table:table-cell table:style-name="표5.A2" office:value-type="string">
            <text:p text:style-name="P2">예외흐름</text:p>
          </table:table-cell>
          <table:table-cell table:style-name="표5.B2" office:value-type="string">
            <text:p text:style-name="P1"><text:s/>1-A. 접속이 원활하지 않으면 에러 페이지로 이동 시킨다.</text:p>
          </table:table-cell>
        </table:table-row>
        <table:table-row>
          <table:table-cell table:style-name="표5.A2" office:value-type="string">
            <text:p text:style-name="P2">후행조건</text:p>
          </table:table-cell>
          <table:table-cell table:style-name="표5.B2" office:value-type="string">
            <text:p text:style-name="P1"><text:s/>사용자는 임의로 만들어진 비밀번호로 로그인할 수 있다.</text:p>
          </table:table-cell>
        </table:table-row>
        <table:table-row>
          <table:table-cell table:style-name="표5.A2" office:value-type="string">
            <text:p text:style-name="P2">특이사항</text:p>
          </table:table-cell>
          <table:table-cell table:style-name="표5.B2" office:value-type="string">
            <text:p text:style-name="P1"><text:s/>해당없음</text:p>
          </table:table-cell>
        </table:table-row>
      </table:table>
      <text:p text:style-name="P5"/>
      <text:list xml:id="list5563467009937730476" text:style-name="L7">
        <text:list-item>
          <text:p text:style-name="P9"><text:span text:style-name="T1">회원탈퇴 Use case 명세서</text:span></text:p>
        </text:list-item>
      </text:list>
      <text:p text:style-name="P7"><text:span text:style-name="T1"/></text:p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">유스케이스 명</text:p>
          </table:table-cell>
          <table:table-cell table:style-name="표6.B1" office:value-type="string">
            <text:p text:style-name="P1"><text:s/>회원 탈퇴</text:p>
          </table:table-cell>
        </table:table-row>
        <table:table-row>
          <table:table-cell table:style-name="표6.A2" office:value-type="string">
            <text:p text:style-name="P2">개요</text:p>
          </table:table-cell>
          <table:table-cell table:style-name="표6.B2" office:value-type="string">
            <text:p text:style-name="P4"><text:s/>사용자는 회원탈퇴 한다.</text:p>
          </table:table-cell>
        </table:table-row>
        <table:table-row>
          <table:table-cell table:style-name="표6.A2" office:value-type="string">
            <text:p text:style-name="P2">관련 액터</text:p>
          </table:table-cell>
          <table:table-cell table:style-name="표6.B2" office:value-type="string">
            <text:p text:style-name="P1"><text:s/>사용자</text:p>
          </table:table-cell>
        </table:table-row>
        <table:table-row>
          <table:table-cell table:style-name="표6.A2" office:value-type="string">
            <text:p text:style-name="P2">선행 조건</text:p>
          </table:table-cell>
          <table:table-cell table:style-name="표6.B2" office:value-type="string">
            <text:p text:style-name="P1"><text:s/>사이트에 로그인된 상태여야 한다.</text:p>
            <text:p text:style-name="P1"><text:s/>회원 정보 조회 기능으로 해당 페이지로 이동이 되어있어야 한다.</text:p>
          </table:table-cell>
        </table:table-row>
        <table:table-row>
          <table:table-cell table:style-name="표6.A2" office:value-type="string">
            <text:p text:style-name="P2">기본흐름</text:p>
          </table:table-cell>
          <table:table-cell table:style-name="표6.B2" office:value-type="string">
            <text:p text:style-name="P1"><text:s/>기본흐름 </text:p>
            <text:p text:style-name="P1"><text:s/>1. 사용자는 회원 탈퇴 버튼을 선택해 탈퇴를 요청한다.</text:p>
            <text:p text:style-name="P1"/>
            <text:p text:style-name="P1"><text:s/>2. 시스템은 해당 회원의 정보를 DB에서 처리한다. </text:p>
            <text:p text:style-name="P1"/>
            <text:p text:style-name="P1"><text:s/>3. 시스템은 회원 탈퇴 페이지를 보여준다. </text:p>
            <text:p text:style-name="P1"/>
            <text:p text:style-name="P1"><text:s/>4. 사용자는 <text:s/>메인 페이지 이동 버튼을 선택한다. </text:p>
            <text:p text:style-name="P1"/>
            <text:p text:style-name="P1"><text:s/>5. 시스템은 메인 페이지로 이동 시킨다.</text:p>
          </table:table-cell>
        </table:table-row>
        <table:table-row table:style-name="표6.6">
          <table:table-cell table:style-name="표6.A2" office:value-type="string">
            <text:p text:style-name="P2">대체흐름</text:p>
          </table:table-cell>
          <table:table-cell table:style-name="표6.B2" office:value-type="string">
            <text:p text:style-name="P1"><text:s/>1-A. 취소 버튼 선택 시 요청을 취소한다. <text:s/></text:p>
          </table:table-cell>
        </table:table-row>
        <table:table-row>
          <table:table-cell table:style-name="표6.A2" office:value-type="string">
            <text:p text:style-name="P2">예외흐름</text:p>
          </table:table-cell>
          <table:table-cell table:style-name="표6.B2" office:value-type="string">
            <text:p text:style-name="P1"><text:s/>1-A. 접속이 원활하지 않으면 에러페이지로 이동 시킨다.</text:p>
          </table:table-cell>
        </table:table-row>
        <table:table-row>
          <table:table-cell table:style-name="표6.A2" office:value-type="string">
            <text:p text:style-name="P2">후행조건</text:p>
          </table:table-cell>
          <table:table-cell table:style-name="표6.B2" office:value-type="string">
            <text:p text:style-name="P1"><text:s/>해당없음</text:p>
          </table:table-cell>
        </table:table-row>
        <table:table-row>
          <table:table-cell table:style-name="표6.A2" office:value-type="string">
            <text:p text:style-name="P2">특이사항</text:p>
          </table:table-cell>
          <table:table-cell table:style-name="표6.B2" office:value-type="string">
            <text:p text:style-name="P1"><text:s/>해당없음</text:p>
          </table:table-cell>
        </table:table-row>
      </table:table>
      <text:p text:style-name="P5"/>
      <text:list xml:id="list21716437" text:continue-numbering="true" text:style-name="L7">
        <text:list-item>
          <text:p text:style-name="P9"><text:span text:style-name="T1">회원 정보 조회 Use case 명세서</text:span></text:p>
        </text:list-item>
      </text:list>
      <text:p text:style-name="P7"><text:span text:style-name="T1"/></text:p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2">유스케이스 명</text:p>
          </table:table-cell>
          <table:table-cell table:style-name="표7.B1" office:value-type="string">
            <text:p text:style-name="P1"><text:s/>회원 정보 조회</text:p>
          </table:table-cell>
        </table:table-row>
        <table:table-row>
          <table:table-cell table:style-name="표7.A2" office:value-type="string">
            <text:p text:style-name="P2">개요</text:p>
          </table:table-cell>
          <table:table-cell table:style-name="표7.B2" office:value-type="string">
            <text:p text:style-name="P4"><text:s/>사용자는 회원 가입 시 입력한 정보 및 사이트에 등록한 부가 정보를 조회한다.</text:p>
          </table:table-cell>
        </table:table-row>
        <table:table-row>
          <table:table-cell table:style-name="표7.A2" office:value-type="string">
            <text:p text:style-name="P2">관련 액터</text:p>
          </table:table-cell>
          <table:table-cell table:style-name="표7.B2" office:value-type="string">
            <text:p text:style-name="P1"><text:s/>일반인, 트레이너, 시설(이하 회원) </text:p>
          </table:table-cell>
        </table:table-row>
        <table:table-row>
          <table:table-cell table:style-name="표7.A2" office:value-type="string">
            <text:p text:style-name="P2">선행 조건</text:p>
          </table:table-cell>
          <table:table-cell table:style-name="표7.B2" office:value-type="string">
            <text:p text:style-name="P1"><text:s/>사이트에 로그인된 상태여야 한다.</text:p>
          </table:table-cell>
        </table:table-row>
        <table:table-row>
          <table:table-cell table:style-name="표7.A2" office:value-type="string">
            <text:p text:style-name="P2">기본흐름</text:p>
          </table:table-cell>
          <table:table-cell table:style-name="표7.B2" office:value-type="string">
            <text:p text:style-name="P1"><text:s/>기본흐름 </text:p>
            <text:p text:style-name="P1"><text:soft-page-break/><text:s/>1. 회원은 마이 페이지 화면을 요청한다.</text:p>
            <text:p text:style-name="P1"/>
            <text:p text:style-name="P1"><text:s/>2. 시스템은 해당 회원의 로그인 정보를 확인하고 DB에서 조회한다 . </text:p>
            <text:p text:style-name="P1"/>
            <text:p text:style-name="P1"><text:s/>3. 시스템은 회원 정보 페이지를 보여준다. </text:p>
          </table:table-cell>
        </table:table-row>
        <table:table-row table:style-name="표7.6">
          <table:table-cell table:style-name="표7.A2" office:value-type="string">
            <text:p text:style-name="P2">대체흐름</text:p>
          </table:table-cell>
          <table:table-cell table:style-name="표7.B2" office:value-type="string">
            <text:p text:style-name="P1"><text:s/>해당없음</text:p>
          </table:table-cell>
        </table:table-row>
        <table:table-row>
          <table:table-cell table:style-name="표7.A2" office:value-type="string">
            <text:p text:style-name="P2">예외흐름</text:p>
          </table:table-cell>
          <table:table-cell table:style-name="표7.B2" office:value-type="string">
            <text:p text:style-name="P1"><text:s/>1-A. 접속이 원활하지 않으면 에러페이지로 이동 시킨다.</text:p>
          </table:table-cell>
        </table:table-row>
        <table:table-row>
          <table:table-cell table:style-name="표7.A2" office:value-type="string">
            <text:p text:style-name="P2">후행조건</text:p>
          </table:table-cell>
          <table:table-cell table:style-name="표7.B2" office:value-type="string">
            <text:p text:style-name="P1"><text:s/>회원탈퇴, 정보 수정, 컨택리스트 등의 정보를 조회할 수 있다.</text:p>
          </table:table-cell>
        </table:table-row>
        <table:table-row>
          <table:table-cell table:style-name="표7.A2" office:value-type="string">
            <text:p text:style-name="P2">특이사항</text:p>
          </table:table-cell>
          <table:table-cell table:style-name="표7.B2" office:value-type="string">
            <text:p text:style-name="P1"><text:s/>해당없음</text:p>
          </table:table-cell>
        </table:table-row>
      </table:table>
      <text:p text:style-name="P5"/>
      <text:list xml:id="list21732048" text:continue-numbering="true" text:style-name="L7">
        <text:list-item>
          <text:p text:style-name="P9"><text:span text:style-name="T1">회원 정보 수정 Use case 명세서</text:span></text:p>
        </text:list-item>
      </text:list>
      <text:p text:style-name="P7"><text:span text:style-name="T1"/></text:p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2">유스케이스 명</text:p>
          </table:table-cell>
          <table:table-cell table:style-name="표8.B1" office:value-type="string">
            <text:p text:style-name="P1"><text:s/>회원 정보 수정</text:p>
          </table:table-cell>
        </table:table-row>
        <table:table-row>
          <table:table-cell table:style-name="표8.A2" office:value-type="string">
            <text:p text:style-name="P2">개요</text:p>
          </table:table-cell>
          <table:table-cell table:style-name="표8.B2" office:value-type="string">
            <text:p text:style-name="P4"><text:s/>사용자는 회원 가입 시 입력한 정보 및 사이트에 등록한 부가 정보를 조회한다.</text:p>
          </table:table-cell>
        </table:table-row>
        <table:table-row>
          <table:table-cell table:style-name="표8.A2" office:value-type="string">
            <text:p text:style-name="P2">관련 액터</text:p>
          </table:table-cell>
          <table:table-cell table:style-name="표8.B2" office:value-type="string">
            <text:p text:style-name="P1"><text:s/>일반인, 트레이너, 시설(이하 회원) </text:p>
          </table:table-cell>
        </table:table-row>
        <table:table-row>
          <table:table-cell table:style-name="표8.A2" office:value-type="string">
            <text:p text:style-name="P2">선행 조건</text:p>
          </table:table-cell>
          <table:table-cell table:style-name="표8.B2" office:value-type="string">
            <text:p text:style-name="P1"><text:s/>사이트에 로그인된 상태여야 한다.</text:p>
            <text:p text:style-name="P1"><text:s/>회원 정보 조회 기능을 수행한 상태여야 한다.</text:p>
          </table:table-cell>
        </table:table-row>
        <table:table-row>
          <table:table-cell table:style-name="표8.A2" office:value-type="string">
            <text:p text:style-name="P2">기본흐름</text:p>
          </table:table-cell>
          <table:table-cell table:style-name="표8.B2" office:value-type="string">
            <text:p text:style-name="P1"><text:s/>기본흐름 </text:p>
            <text:p text:style-name="P1"><text:s/>1. 회원은 마이 페이지에서 <text:s/>정보 수정 요청한다.</text:p>
            <text:p text:style-name="P1"/>
            <text:p text:style-name="P1"><text:s/>2. 시스템은 해당 회원의 로그인 정보를 확인하고 DB에서 조회한다 . </text:p>
            <text:p text:style-name="P1"/>
            <text:p text:style-name="P1"><text:s/>3. 시스템은 회원 정보 수정 페이지를 보여준다. </text:p>
            <text:p text:style-name="P1"/>
            <text:p text:style-name="P1"><text:s/>4. 회원은 수정할 정보를 입력한다. </text:p>
            <text:p text:style-name="P1"/>
            <text:p text:style-name="P1"><text:s/>5. 회원은 저장 버튼을 선택한다. </text:p>
            <text:p text:style-name="P1"/>
            <text:p text:style-name="P1"><text:s/>6. 시스템은 정보를 확인하고 경고창으로 수정 완료를 알리고 DB에 저장한다. </text:p>
            <text:p text:style-name="P1"/>
            <text:p text:style-name="P1"><text:s/>7. 시스템은 마이 페이지로 화면을 이동 시킨다. </text:p>
          </table:table-cell>
        </table:table-row>
        <table:table-row table:style-name="표8.6">
          <table:table-cell table:style-name="표8.A2" office:value-type="string">
            <text:p text:style-name="P2">대체흐름</text:p>
          </table:table-cell>
          <table:table-cell table:style-name="표8.B2" office:value-type="string">
            <text:p text:style-name="P1"><text:s/>6-A. 미입력된 사항에 대하여 재입력을 요청한다.</text:p>
          </table:table-cell>
        </table:table-row>
        <table:table-row>
          <table:table-cell table:style-name="표8.A2" office:value-type="string">
            <text:p text:style-name="P2">예외흐름</text:p>
          </table:table-cell>
          <table:table-cell table:style-name="표8.B2" office:value-type="string">
            <text:p text:style-name="P1"><text:s/>1-A. 접속이 원활하지 않으면 에러페이지로 이동 시킨다.</text:p>
          </table:table-cell>
        </table:table-row>
        <table:table-row>
          <table:table-cell table:style-name="표8.A2" office:value-type="string">
            <text:p text:style-name="P2">후행조건</text:p>
          </table:table-cell>
          <table:table-cell table:style-name="표8.B2" office:value-type="string">
            <text:p text:style-name="P1"><text:s/>회원탈퇴, 정보 수정, 컨택리스트 등의 정보를 조회할 수 있다.</text:p>
          </table:table-cell>
        </table:table-row>
        <table:table-row>
          <table:table-cell table:style-name="표8.A2" office:value-type="string">
            <text:p text:style-name="P2">특이사항</text:p>
          </table:table-cell>
          <table:table-cell table:style-name="표8.B2" office:value-type="string">
            <text:p text:style-name="P1"><text:s/>해당없음</text:p>
          </table:table-cell>
        </table:table-row>
      </table:table>
      <text:p text:style-name="P5"/>
      <text:list xml:id="list21727744" text:continue-numbering="true" text:style-name="L7">
        <text:list-item>
          <text:p text:style-name="P9"><text:span text:style-name="T1">비밀번호 변경 Use case 명세서</text:span></text:p>
        </text:list-item>
      </text:list>
      <text:p text:style-name="P7"><text:span text:style-name="T1"/></text:p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2">유스케이스 명</text:p>
          </table:table-cell>
          <table:table-cell table:style-name="표9.B1" office:value-type="string">
            <text:p text:style-name="P1"><text:s/>비밀번호 변경</text:p>
          </table:table-cell>
        </table:table-row>
        <table:table-row>
          <table:table-cell table:style-name="표9.A2" office:value-type="string">
            <text:p text:style-name="P2">개요</text:p>
          </table:table-cell>
          <table:table-cell table:style-name="표9.B2" office:value-type="string">
            <text:p text:style-name="P4"><text:s/>사용자는 사이트에 등록된 비밀번호를 변경한다.</text:p>
          </table:table-cell>
        </table:table-row>
        <table:table-row>
          <table:table-cell table:style-name="표9.A2" office:value-type="string">
            <text:p text:style-name="P2">관련 액터</text:p>
          </table:table-cell>
          <table:table-cell table:style-name="표9.B2" office:value-type="string">
            <text:p text:style-name="P1"><text:s/>사용자 </text:p>
          </table:table-cell>
        </table:table-row>
        <table:table-row>
          <table:table-cell table:style-name="표9.A2" office:value-type="string">
            <text:p text:style-name="P2">선행 조건</text:p>
          </table:table-cell>
          <table:table-cell table:style-name="표9.B2" office:value-type="string">
            <text:p text:style-name="P1"><text:s/>사이트에 로그인된 상태여야 한다.</text:p>
            <text:p text:style-name="P1"><text:soft-page-break/><text:s/>회원 정보 조회 기능을 수행한 상태여야 한다.</text:p>
          </table:table-cell>
        </table:table-row>
        <table:table-row>
          <table:table-cell table:style-name="표9.A2" office:value-type="string">
            <text:p text:style-name="P2">기본흐름</text:p>
          </table:table-cell>
          <table:table-cell table:style-name="표9.B2" office:value-type="string">
            <text:p text:style-name="P1"><text:s/>기본흐름 </text:p>
            <text:p text:style-name="P1"><text:s/>1. 사용자는 마이 페이지에서 비밀번호 변경을 요청한다.</text:p>
            <text:p text:style-name="P1"/>
            <text:p text:style-name="P1"><text:s/>2. 시스템은 해당 회원의 로그인 정보를 확인하고 비밀번호 변경 페이지로 화면을<text:line-break/> <text:s text:c="4"/>이동 시킨다.</text:p>
            <text:p text:style-name="P1"/>
            <text:p text:style-name="P1"><text:s/>3. 사용자는 기존 비밀번호와 변경할 비밀번호, 비밀번호 재입력을 입력한다. <text:s/></text:p>
            <text:p text:style-name="P1"/>
            <text:p text:style-name="P1"><text:s/>4. 사용자는 비밀번호 변경 버튼을 선택한다. </text:p>
            <text:p text:style-name="P1"/>
            <text:p text:style-name="P1"><text:s/>5. 시스템은 정보를 확인하고 DB에 정보를 처리 후 화면을 <text:line-break/> <text:s text:c="4"/>수정 완료 메시지 페이지로 이동 시킨다. </text:p>
            <text:p text:style-name="P1"/>
            <text:p text:style-name="P1"><text:s/>6. 사용자는 메인 페이지 이동 버튼을 선택해 메인 페이지를 요청한다.</text:p>
            <text:p text:style-name="P1"/>
            <text:p text:style-name="P1"><text:s/>7. 시스템은 메인 페이지로 화면을 이동 시킨다. </text:p>
          </table:table-cell>
        </table:table-row>
        <table:table-row table:style-name="표9.6">
          <table:table-cell table:style-name="표9.A2" office:value-type="string">
            <text:p text:style-name="P2">대체흐름</text:p>
          </table:table-cell>
          <table:table-cell table:style-name="표9.B2" office:value-type="string">
            <text:p text:style-name="P1"><text:s/>4-A. 비밀번호는 “회원가입 usecase” 의 비밀번호 규칙 을 따른다.<text:line-break/> <text:s text:c="7"/>위 규칙에 위배되면 입력란을 초기화 시킨다. <text:s/></text:p>
            <text:p text:style-name="P1"><text:s/>5-A. 미입력된 사항에 대하여 재입력을 요청한다.</text:p>
          </table:table-cell>
        </table:table-row>
        <table:table-row>
          <table:table-cell table:style-name="표9.A2" office:value-type="string">
            <text:p text:style-name="P2">예외흐름</text:p>
          </table:table-cell>
          <table:table-cell table:style-name="표9.B2" office:value-type="string">
            <text:p text:style-name="P1"><text:s/>1-A. 접속이 원활하지 않으면 에러 페이지로 이동 시킨다.</text:p>
          </table:table-cell>
        </table:table-row>
        <table:table-row>
          <table:table-cell table:style-name="표9.A2" office:value-type="string">
            <text:p text:style-name="P2">후행조건</text:p>
          </table:table-cell>
          <table:table-cell table:style-name="표9.B2" office:value-type="string">
            <text:p text:style-name="P1"><text:s/>해당없음</text:p>
          </table:table-cell>
        </table:table-row>
        <table:table-row>
          <table:table-cell table:style-name="표9.A2" office:value-type="string">
            <text:p text:style-name="P2">특이사항</text:p>
          </table:table-cell>
          <table:table-cell table:style-name="표9.B2" office:value-type="string">
            <text:p text:style-name="P1"><text:s/>해당없음</text:p>
          </table:table-cell>
        </table:table-row>
      </table:table>
      <text:p text:style-name="P5"/>
      <text:list xml:id="list21740802" text:continue-numbering="true" text:style-name="L7">
        <text:list-item>
          <text:p text:style-name="P9"><text:span text:style-name="T1"><text:s/>컨택 정보 조회 Use case 명세서</text:span></text:p>
        </text:list-item>
      </text:list>
      <text:p text:style-name="P7"><text:span text:style-name="T1"/></text:p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2">유스케이스 명</text:p>
          </table:table-cell>
          <table:table-cell table:style-name="표10.B1" office:value-type="string">
            <text:p text:style-name="P1"><text:s/>컨택 정보 조회</text:p>
          </table:table-cell>
        </table:table-row>
        <table:table-row>
          <table:table-cell table:style-name="표10.A2" office:value-type="string">
            <text:p text:style-name="P2">개요</text:p>
          </table:table-cell>
          <table:table-cell table:style-name="표10.B2" office:value-type="string">
            <text:p text:style-name="P4"><text:s/>일반인과 트레이너는 사이트를 통해 요청한 PT 정보을 조회한다.</text:p>
          </table:table-cell>
        </table:table-row>
        <table:table-row>
          <table:table-cell table:style-name="표10.A2" office:value-type="string">
            <text:p text:style-name="P2">관련 액터</text:p>
          </table:table-cell>
          <table:table-cell table:style-name="표10.B2" office:value-type="string">
            <text:p text:style-name="P1"><text:s/>일반인, 트레이너(이하 회원) <text:s/></text:p>
          </table:table-cell>
        </table:table-row>
        <table:table-row>
          <table:table-cell table:style-name="표10.A2" office:value-type="string">
            <text:p text:style-name="P2">선행 조건</text:p>
          </table:table-cell>
          <table:table-cell table:style-name="표10.B2" office:value-type="string">
            <text:p text:style-name="P1"><text:s/>사이트에 로그인된 상태여야 한다.</text:p>
            <text:p text:style-name="P1"><text:s/>회원 정보 조회 기능을 수행한 상태여야 한다.</text:p>
          </table:table-cell>
        </table:table-row>
        <table:table-row>
          <table:table-cell table:style-name="표10.A2" office:value-type="string">
            <text:p text:style-name="P2">기본흐름</text:p>
          </table:table-cell>
          <table:table-cell table:style-name="표10.B2" office:value-type="string">
            <text:p text:style-name="P1"><text:s/>기본흐름 </text:p>
            <text:p text:style-name="P1"><text:s/>1. 회원은 마이 페이지에서 컨택 리스트을 요청한다.</text:p>
            <text:p text:style-name="P1"/>
            <text:p text:style-name="P1"><text:s/>2. 시스템은 해당 회원의 정보를 확인하고 컨택 리스트 페이지로 화면을 이동 시킨다.</text:p>
            <text:p text:style-name="P1"/>
          </table:table-cell>
        </table:table-row>
        <table:table-row table:style-name="표10.6">
          <table:table-cell table:style-name="표10.A2" office:value-type="string">
            <text:p text:style-name="P2">대체흐름</text:p>
          </table:table-cell>
          <table:table-cell table:style-name="표10.B2" office:value-type="string">
            <text:p text:style-name="P1"><text:s/>2-A. 컨택된 회원이 없으면 아래의 메시지 보여준다.</text:p>
            <text:p text:style-name="P1"><text:s text:c="9"/>메시지 : PT 요청 목록이 없습니다.”</text:p>
          </table:table-cell>
        </table:table-row>
        <table:table-row>
          <table:table-cell table:style-name="표10.A2" office:value-type="string">
            <text:p text:style-name="P2">예외흐름</text:p>
          </table:table-cell>
          <table:table-cell table:style-name="표10.B2" office:value-type="string">
            <text:p text:style-name="P1"><text:s/>1-A. 접속이 원활하지 않으면 에러 페이지로 이동 시킨다.</text:p>
          </table:table-cell>
        </table:table-row>
        <table:table-row>
          <table:table-cell table:style-name="표10.A2" office:value-type="string">
            <text:p text:style-name="P2">후행조건</text:p>
          </table:table-cell>
          <table:table-cell table:style-name="표10.B2" office:value-type="string">
            <text:p text:style-name="P1"><text:s/>회원 운동 알지 조회, 회원 운동 일지 관리 기능을 사용할 수 있다.</text:p>
          </table:table-cell>
        </table:table-row>
        <table:table-row>
          <table:table-cell table:style-name="표10.A2" office:value-type="string">
            <text:p text:style-name="P2">특이사항</text:p>
          </table:table-cell>
          <table:table-cell table:style-name="표10.B2" office:value-type="string">
            <text:p text:style-name="P1"><text:s/>해당없음</text:p>
          </table:table-cell>
        </table:table-row>
      </table:table>
      <text:p text:style-name="P5"/>
      <text:p text:style-name="P5"/>
      <text:p text:style-name="P5"/>
      <text:list xml:id="list21727618" text:continue-numbering="true" text:style-name="L7">
        <text:list-item>
          <text:p text:style-name="P9"><text:soft-page-break/><text:span text:style-name="T1">회원 운동 일지 조회 Use case 명세서</text:span></text:p>
        </text:list-item>
      </text:list>
      <text:p text:style-name="P7"><text:span text:style-name="T1"/></text:p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2">유스케이스 명</text:p>
          </table:table-cell>
          <table:table-cell table:style-name="표11.B1" office:value-type="string">
            <text:p text:style-name="P1"><text:s/>회원 운동 일지 조회</text:p>
          </table:table-cell>
        </table:table-row>
        <table:table-row>
          <table:table-cell table:style-name="표11.A2" office:value-type="string">
            <text:p text:style-name="P2">개요</text:p>
          </table:table-cell>
          <table:table-cell table:style-name="표11.B2" office:value-type="string">
            <text:p text:style-name="P4"><text:s/>트레이너는 사이트에 등록한 일반인의 회원 운동 일지 리스트를 조회한다.</text:p>
          </table:table-cell>
        </table:table-row>
        <table:table-row>
          <table:table-cell table:style-name="표11.A2" office:value-type="string">
            <text:p text:style-name="P2">관련 액터</text:p>
          </table:table-cell>
          <table:table-cell table:style-name="표11.B2" office:value-type="string">
            <text:p text:style-name="P1"><text:s/>트레이너 <text:s/></text:p>
          </table:table-cell>
        </table:table-row>
        <table:table-row>
          <table:table-cell table:style-name="표11.A2" office:value-type="string">
            <text:p text:style-name="P2">선행 조건</text:p>
          </table:table-cell>
          <table:table-cell table:style-name="표11.B2" office:value-type="string">
            <text:p text:style-name="P1"><text:s/>사이트에 로그인된 상태여야 한다.</text:p>
            <text:p text:style-name="P1"><text:s/>회원 정보 조회 기능을 수행한 상태여야 한다.</text:p>
            <text:p text:style-name="P1"><text:s/>컨택 리스트 기능을 수행한 상태여야 한다.</text:p>
          </table:table-cell>
        </table:table-row>
        <table:table-row>
          <table:table-cell table:style-name="표11.A2" office:value-type="string">
            <text:p text:style-name="P2">기본흐름</text:p>
          </table:table-cell>
          <table:table-cell table:style-name="표11.B2" office:value-type="string">
            <text:p text:style-name="P1"><text:s/>기본흐름 </text:p>
            <text:p text:style-name="P1"><text:s/>1. 트레이너는 PT 정보 중 운동 일지 조회 버튼으로 페이지를 요청한다. <text:s text:c="2"/></text:p>
            <text:p text:style-name="P1"/>
            <text:p text:style-name="P1"><text:s/>2. 시스템은 PT 정보를 확인하고 운동 일지 조회 페이지로 화면을 이동 시킨다.</text:p>
          </table:table-cell>
        </table:table-row>
        <table:table-row table:style-name="표11.6">
          <table:table-cell table:style-name="표11.A2" office:value-type="string">
            <text:p text:style-name="P2">대체흐름</text:p>
          </table:table-cell>
          <table:table-cell table:style-name="표11.B2" office:value-type="string">
            <text:p text:style-name="P1"><text:s/>2-A. 작성된 운동 일지가 없으면 아래의 메시지 보여준다.</text:p>
            <text:p text:style-name="P1"><text:s text:c="9"/>메시지 : 작성된 운동 일지가 없습니다.”</text:p>
          </table:table-cell>
        </table:table-row>
        <table:table-row>
          <table:table-cell table:style-name="표11.A2" office:value-type="string">
            <text:p text:style-name="P2">예외흐름</text:p>
          </table:table-cell>
          <table:table-cell table:style-name="표11.B2" office:value-type="string">
            <text:p text:style-name="P1"><text:s/>1-A. 접속이 원활하지 않으면 에러 페이지로 이동 시킨다.</text:p>
          </table:table-cell>
        </table:table-row>
        <table:table-row>
          <table:table-cell table:style-name="표11.A2" office:value-type="string">
            <text:p text:style-name="P2">후행조건</text:p>
          </table:table-cell>
          <table:table-cell table:style-name="표11.B2" office:value-type="string">
            <text:p text:style-name="P1"><text:s/>회원 운동 일지 관리 기능을 사용할 수 있다.</text:p>
          </table:table-cell>
        </table:table-row>
        <table:table-row>
          <table:table-cell table:style-name="표11.A2" office:value-type="string">
            <text:p text:style-name="P2">특이사항</text:p>
          </table:table-cell>
          <table:table-cell table:style-name="표11.B2" office:value-type="string">
            <text:p text:style-name="P1"><text:s/>해당없음</text:p>
          </table:table-cell>
        </table:table-row>
      </table:table>
      <text:p text:style-name="P5"/>
      <text:list xml:id="list21724661" text:continue-numbering="true" text:style-name="L7">
        <text:list-item>
          <text:p text:style-name="P9"><text:span text:style-name="T1">회원 운동 일지 관리 Use case 명세서</text:span></text:p>
        </text:list-item>
      </text:list>
      <text:p text:style-name="P7"><text:span text:style-name="T1"/></text:p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2">유스케이스 명</text:p>
          </table:table-cell>
          <table:table-cell table:style-name="표12.B1" office:value-type="string">
            <text:p text:style-name="P1"><text:s/>회원 운동 일지 관리</text:p>
          </table:table-cell>
        </table:table-row>
        <table:table-row>
          <table:table-cell table:style-name="표12.A2" office:value-type="string">
            <text:p text:style-name="P2">개요</text:p>
          </table:table-cell>
          <table:table-cell table:style-name="표12.B2" office:value-type="string">
            <text:p text:style-name="P4"><text:s/>트레이너는 사이트에 등록한 일반인에 대한 회원 운동 일지를 <text:s/>등록,수정한다.</text:p>
          </table:table-cell>
        </table:table-row>
        <table:table-row>
          <table:table-cell table:style-name="표12.A2" office:value-type="string">
            <text:p text:style-name="P2">관련 액터</text:p>
          </table:table-cell>
          <table:table-cell table:style-name="표12.B2" office:value-type="string">
            <text:p text:style-name="P1"><text:s/>트레이너 <text:s/></text:p>
          </table:table-cell>
        </table:table-row>
        <table:table-row>
          <table:table-cell table:style-name="표12.A2" office:value-type="string">
            <text:p text:style-name="P2">선행 조건</text:p>
          </table:table-cell>
          <table:table-cell table:style-name="표12.B2" office:value-type="string">
            <text:p text:style-name="P1"><text:s/>사이트에 로그인된 상태여야 한다.</text:p>
            <text:p text:style-name="P1"><text:s/>회원 정보 조회 기능을 수행한 상태여야 한다.</text:p>
            <text:p text:style-name="P1"><text:s/>컨택 리스트 기능을 수행한 상태여야 한다.</text:p>
            <text:p text:style-name="P1"><text:s/>회원 운동 일지 조회 기능을 수행한 상태여야 한다.</text:p>
          </table:table-cell>
        </table:table-row>
        <table:table-row>
          <table:table-cell table:style-name="표12.A2" office:value-type="string">
            <text:p text:style-name="P2">기본흐름</text:p>
          </table:table-cell>
          <table:table-cell table:style-name="표12.B2" office:value-type="string">
            <text:p text:style-name="P1"><text:s/>기본흐름 </text:p>
            <text:p text:style-name="P1"><text:s/>1. 트레이너는 수정 혹은 등록 버튼으로 해당 페이지를 요청한다. <text:s text:c="2"/></text:p>
            <text:p text:style-name="P1"/>
            <text:p text:style-name="P1"><text:s/>2. 시스템은 PT 정보를 확인하고 해당 페이지로 화면을 이동 시킨다.</text:p>
            <text:p text:style-name="P1"/>
            <text:p text:style-name="P1"><text:s/>- 등록 - </text:p>
            <text:p text:style-name="P1"><text:s/>등록-1. 트레이너는 운동 일지 정보를 입력한다. </text:p>
            <text:p text:style-name="P1"><text:s/>등록-2. 트레이너는 입력 버튼을 선택한다.</text:p>
            <text:p text:style-name="P1"><text:s/>등록-3. 시스템은 입력 정보를 확인하고 DB에 입력한다. </text:p>
            <text:p text:style-name="P1"><text:s/>등록-4. 시스템은 경고창으로 입력 성공를 알리고 회원 운동 일지 리스트로 화면을<text:line-break/> <text:s text:c="12"/>이동 시킨다.</text:p>
            <text:p text:style-name="P1"><text:s/>- 수정 - </text:p>
            <text:p text:style-name="P1"><text:s/>수정-1. 트레이너는 수정할 운동 일지를 선택한다.</text:p>
            <text:p text:style-name="P1"><text:s/>수정-2. 트레이너는 수정 버튼으로 입력 페이지를 요청한다.</text:p>
            <text:p text:style-name="P1"><text:s/>수정-3. 시스템은 일지 정보를 확인하고 입력 정보를 채워 준다.</text:p>
            <text:p text:style-name="P1"><text:s/>수정-4. 트레이너는 수정할 정보를 입력한다. </text:p>
            <text:p text:style-name="P1"><text:s/>수정-5. 트레이너는 입력 버튼을 선택한다. </text:p>
            <text:p text:style-name="P1"><text:soft-page-break/><text:s/>수정-6. 시스템은 정보를 확인하고 DB에 입력한다. </text:p>
            <text:p text:style-name="P1"><text:s/>수정-6. 시스템은 경고창으로 수정 완료를 알리고 운동일지 조회 페이지로 화면을 <text:line-break/> <text:s text:c="12"/>이동 시킨다.</text:p>
          </table:table-cell>
        </table:table-row>
        <table:table-row table:style-name="표12.6">
          <table:table-cell table:style-name="표12.A2" office:value-type="string">
            <text:p text:style-name="P2">대체흐름</text:p>
          </table:table-cell>
          <table:table-cell table:style-name="표12.B2" office:value-type="string">
            <text:p text:style-name="P1"><text:s/>등록-3-A. 미입력된 사항에 대해 재입력을 요청한다..</text:p>
            <text:p text:style-name="P1"><text:s/>수정-2-A. 일지가 선택되지 않은 경우 경고창으로 선택을 요청한다.</text:p>
            <text:p text:style-name="P1"><text:s/>수정-5-A. 미입력된 사항에 대해 재입력을 요청한다.</text:p>
          </table:table-cell>
        </table:table-row>
        <table:table-row>
          <table:table-cell table:style-name="표12.A2" office:value-type="string">
            <text:p text:style-name="P2">예외흐름</text:p>
          </table:table-cell>
          <table:table-cell table:style-name="표12.B2" office:value-type="string">
            <text:p text:style-name="P1"><text:s/>1-A. 접속이 원활하지 않으면 에러 페이지로 이동 시킨다.</text:p>
          </table:table-cell>
        </table:table-row>
        <table:table-row>
          <table:table-cell table:style-name="표12.A2" office:value-type="string">
            <text:p text:style-name="P2">후행조건</text:p>
          </table:table-cell>
          <table:table-cell table:style-name="표12.B2" office:value-type="string">
            <text:p text:style-name="P1"><text:s/>해당없음</text:p>
          </table:table-cell>
        </table:table-row>
        <table:table-row>
          <table:table-cell table:style-name="표12.A2" office:value-type="string">
            <text:p text:style-name="P2">특이사항</text:p>
          </table:table-cell>
          <table:table-cell table:style-name="표12.B2" office:value-type="string">
            <text:p text:style-name="P1"><text:s/>해당없음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나눔 고딕" svg:font-family="'나눔 고딕'"/>
    <style:font-face style:name="Lucida Sans1" svg:font-family="'Lucida Sans'" style:font-family-generic="swiss"/>
    <style:font-face style:name="나눔고딕" svg:font-family="나눔고딕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0T18:05:16.33</meta:creation-date>
    <meta:generator>OpenOffice/4.1.7$Win32 OpenOffice.org_project/417m1$Build-9800</meta:generator>
    <dc:date>2020-05-11T01:51:35.68</dc:date>
    <meta:editing-duration>PT7H46M16S</meta:editing-duration>
    <meta:editing-cycles>9</meta:editing-cycles>
    <meta:document-statistic meta:table-count="12" meta:image-count="0" meta:object-count="0" meta:page-count="8" meta:paragraph-count="336" meta:word-count="4521" meta:character-count="6466"/>
  </office:meta>
</office:document-meta>
</file>